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97.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9.8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32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ld_popula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population</text:p>
          </table:table-cell>
        </table:table-row>
        <table:table-row table:style-name="ro2">
          <table:table-cell table:style-name="ce3" table:number-columns-repeated="2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433783686" calcext:value-type="float">
            <text:p>1433783686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1366417754" calcext:value-type="float">
            <text:p>136641775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329064917" calcext:value-type="float">
            <text:p>329064917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270625568" calcext:value-type="float">
            <text:p>270625568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216565318" calcext:value-type="float">
            <text:p>216565318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211049527" calcext:value-type="float">
            <text:p>21104952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200963599" calcext:value-type="float">
            <text:p>200963599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163046161" calcext:value-type="float">
            <text:p>163046161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145872256" calcext:value-type="float">
            <text:p>145872256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127575529" calcext:value-type="float">
            <text:p>127575529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126860301" calcext:value-type="float">
            <text:p>126860301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112078730" calcext:value-type="float">
            <text:p>112078730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108116615" calcext:value-type="float">
            <text:p>108116615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100388073" calcext:value-type="float">
            <text:p>100388073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float" office:value="96462106" calcext:value-type="float">
            <text:p>96462106</text:p>
          </table:table-cell>
        </table:table-row>
        <table:table-row table:style-name="ro2">
          <table:table-cell office:value-type="string" calcext:value-type="string">
            <text:p>DR Congo</text:p>
          </table:table-cell>
          <table:table-cell office:value-type="float" office:value="86790567" calcext:value-type="float">
            <text:p>86790567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83517045" calcext:value-type="float">
            <text:p>83517045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83429615" calcext:value-type="float">
            <text:p>83429615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82913906" calcext:value-type="float">
            <text:p>82913906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69037513" calcext:value-type="float">
            <text:p>69037513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67530172" calcext:value-type="float">
            <text:p>67530172</text:p>
          </table:table-cell>
        </table:table-row>
        <table:table-row table:style-name="ro2">
          <table:table-cell office:value-type="string" calcext:value-type="string">
            <text:p>France[b]</text:p>
          </table:table-cell>
          <table:table-cell office:value-type="float" office:value="65129728" calcext:value-type="float">
            <text:p>65129728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60550075" calcext:value-type="float">
            <text:p>60550075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58558270" calcext:value-type="float">
            <text:p>58558270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float" office:value="58005463" calcext:value-type="float">
            <text:p>58005463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54045420" calcext:value-type="float">
            <text:p>54045420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52573973" calcext:value-type="float">
            <text:p>52573973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51225308" calcext:value-type="float">
            <text:p>51225308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50339443" calcext:value-type="float">
            <text:p>50339443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46736776" calcext:value-type="float">
            <text:p>46736776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44780677" calcext:value-type="float">
            <text:p>44780677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44269594" calcext:value-type="float">
            <text:p>44269594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43993638" calcext:value-type="float">
            <text:p>4399363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43053054" calcext:value-type="float">
            <text:p>43053054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float" office:value="42813238" calcext:value-type="float">
            <text:p>42813238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float" office:value="39309783" calcext:value-type="float">
            <text:p>39309783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float" office:value="38041754" calcext:value-type="float">
            <text:p>38041754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37887768" calcext:value-type="float">
            <text:p>37887768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37411047" calcext:value-type="float">
            <text:p>37411047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36471769" calcext:value-type="float">
            <text:p>36471769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34268528" calcext:value-type="float">
            <text:p>34268528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32981716" calcext:value-type="float">
            <text:p>32981716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32510453" calcext:value-type="float">
            <text:p>32510453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31949777" calcext:value-type="float">
            <text:p>31949777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31825295" calcext:value-type="float">
            <text:p>31825295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30366036" calcext:value-type="float">
            <text:p>30366036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float" office:value="29161922" calcext:value-type="float">
            <text:p>29161922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28833629" calcext:value-type="float">
            <text:p>28833629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28608710" calcext:value-type="float">
            <text:p>28608710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28515829" calcext:value-type="float">
            <text:p>28515829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26969307" calcext:value-type="float">
            <text:p>26969307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float" office:value="25666161" calcext:value-type="float">
            <text:p>25666161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float" office:value="25716544" calcext:value-type="float">
            <text:p>25716544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25876380" calcext:value-type="float">
            <text:p>25876380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25203198" calcext:value-type="float">
            <text:p>25203198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23773876" calcext:value-type="float">
            <text:p>23773876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23310715" calcext:value-type="float">
            <text:p>23310715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21323733" calcext:value-type="float">
            <text:p>21323733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20321378" calcext:value-type="float">
            <text:p>20321378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19658031" calcext:value-type="float">
            <text:p>19658031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19364557" calcext:value-type="float">
            <text:p>19364557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18628747" calcext:value-type="float">
            <text:p>18628747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8952038" calcext:value-type="float">
            <text:p>18952038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18551427" calcext:value-type="float">
            <text:p>1855142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17861030" calcext:value-type="float">
            <text:p>17861030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17581472" calcext:value-type="float">
            <text:p>17581472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17373662" calcext:value-type="float">
            <text:p>17373662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7097130" calcext:value-type="float">
            <text:p>17097130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float" office:value="17070135" calcext:value-type="float">
            <text:p>17070135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16486542" calcext:value-type="float">
            <text:p>16486542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16296364" calcext:value-type="float">
            <text:p>16296364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15946876" calcext:value-type="float">
            <text:p>15946876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15442905" calcext:value-type="float">
            <text:p>15442905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14645468" calcext:value-type="float">
            <text:p>14645468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12771246" calcext:value-type="float">
            <text:p>12771246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12626950" calcext:value-type="float">
            <text:p>12626950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11801151" calcext:value-type="float">
            <text:p>11801151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11694719" calcext:value-type="float">
            <text:p>11694719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11539328" calcext:value-type="float">
            <text:p>11539328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float" office:value="11513100" calcext:value-type="float">
            <text:p>11513100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11333483" calcext:value-type="float">
            <text:p>11333483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11263770" calcext:value-type="float">
            <text:p>11263770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11062113" calcext:value-type="float">
            <text:p>11062113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10864245" calcext:value-type="float">
            <text:p>10864245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10738958" calcext:value-type="float">
            <text:p>10738958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10689209" calcext:value-type="float">
            <text:p>10689209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10473455" calcext:value-type="float">
            <text:p>10473455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10226187" calcext:value-type="float">
            <text:p>10226187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10101694" calcext:value-type="float">
            <text:p>10101694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float" office:value="10047718" calcext:value-type="float">
            <text:p>1004771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10036379" calcext:value-type="float">
            <text:p>10036379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9770529" calcext:value-type="float">
            <text:p>9770529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9746117" calcext:value-type="float">
            <text:p>9746117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9684679" calcext:value-type="float">
            <text:p>9684679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9452411" calcext:value-type="float">
            <text:p>9452411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float" office:value="9321018" calcext:value-type="float">
            <text:p>9321018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8955102" calcext:value-type="float">
            <text:p>8955102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8776109" calcext:value-type="float">
            <text:p>8776109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8772235" calcext:value-type="float">
            <text:p>8772235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8591365" calcext:value-type="float">
            <text:p>8591365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8519377" calcext:value-type="float">
            <text:p>8519377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8082366" calcext:value-type="float">
            <text:p>8082366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7813215" calcext:value-type="float">
            <text:p>7813215</text:p>
          </table:table-cell>
        </table:table-row>
        <table:table-row table:style-name="ro2">
          <table:table-cell office:value-type="string" calcext:value-type="string">
            <text:p>Hong Kong</text:p>
          </table:table-cell>
          <table:table-cell office:value-type="float" office:value="7436154" calcext:value-type="float">
            <text:p>7436154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float" office:value="7169455" calcext:value-type="float">
            <text:p>7169455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7044636" calcext:value-type="float">
            <text:p>704463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7000119" calcext:value-type="float">
            <text:p>7000119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6855713" calcext:value-type="float">
            <text:p>6855713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6777452" calcext:value-type="float">
            <text:p>6777452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6545502" calcext:value-type="float">
            <text:p>6545502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6453553" calcext:value-type="float">
            <text:p>6453553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float" office:value="6415850" calcext:value-type="float">
            <text:p>6415850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float" office:value="5942089" calcext:value-type="float">
            <text:p>5942089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5804337" calcext:value-type="float">
            <text:p>5804337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5771876" calcext:value-type="float">
            <text:p>5771876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5532156" calcext:value-type="float">
            <text:p>5532156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5457013" calcext:value-type="float">
            <text:p>5457013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5380508" calcext:value-type="float">
            <text:p>5380508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5378857" calcext:value-type="float">
            <text:p>5378857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5047561" calcext:value-type="float">
            <text:p>5047561</text:p>
          </table:table-cell>
        </table:table-row>
        <table:table-row table:style-name="ro2">
          <table:table-cell office:value-type="string" calcext:value-type="string">
            <text:p>Palestine</text:p>
          </table:table-cell>
          <table:table-cell office:value-type="float" office:value="4981420" calcext:value-type="float">
            <text:p>4981420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float" office:value="4974986" calcext:value-type="float">
            <text:p>497498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4937374" calcext:value-type="float">
            <text:p>4937374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4882495" calcext:value-type="float">
            <text:p>4882495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4783063" calcext:value-type="float">
            <text:p>4783063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4745185" calcext:value-type="float">
            <text:p>4745185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4525696" calcext:value-type="float">
            <text:p>4525696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4246439" calcext:value-type="float">
            <text:p>4246439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4207083" calcext:value-type="float">
            <text:p>4207083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4130304" calcext:value-type="float">
            <text:p>4130304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float" office:value="4043263" calcext:value-type="float">
            <text:p>4043263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3996765" calcext:value-type="float">
            <text:p>3996765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3497117" calcext:value-type="float">
            <text:p>3497117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3461734" calcext:value-type="float">
            <text:p>3461734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3301000" calcext:value-type="float">
            <text:p>3301000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3225167" calcext:value-type="float">
            <text:p>3225167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2957731" calcext:value-type="float">
            <text:p>2957731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2948279" calcext:value-type="float">
            <text:p>2948279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2933408" calcext:value-type="float">
            <text:p>2933408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2880917" calcext:value-type="float">
            <text:p>2880917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float" office:value="2832067" calcext:value-type="float">
            <text:p>2832067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2759627" calcext:value-type="float">
            <text:p>2759627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2494530" calcext:value-type="float">
            <text:p>2494530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2347706" calcext:value-type="float">
            <text:p>2347706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2303697" calcext:value-type="float">
            <text:p>2303697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172579" calcext:value-type="float">
            <text:p>2172579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2125268" calcext:value-type="float">
            <text:p>2125268</text:p>
          </table:table-cell>
        </table:table-row>
        <table:table-row table:style-name="ro2">
          <table:table-cell office:value-type="string" calcext:value-type="string">
            <text:p>North Macedonia</text:p>
          </table:table-cell>
          <table:table-cell office:value-type="float" office:value="2083459" calcext:value-type="float">
            <text:p>2083459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2078654" calcext:value-type="float">
            <text:p>2078654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1920922" calcext:value-type="float">
            <text:p>1920922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1906743" calcext:value-type="float">
            <text:p>1906743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float" office:value="1641172" calcext:value-type="float">
            <text:p>1641172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1394973" calcext:value-type="float">
            <text:p>1394973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1355986" calcext:value-type="float">
            <text:p>1355986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1325648" calcext:value-type="float">
            <text:p>1325648</text:p>
          </table:table-cell>
        </table:table-row>
        <table:table-row table:style-name="ro2">
          <table:table-cell office:value-type="string" calcext:value-type="string">
            <text:p>East Timor</text:p>
          </table:table-cell>
          <table:table-cell office:value-type="float" office:value="1293119" calcext:value-type="float">
            <text:p>1293119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1198575" calcext:value-type="float">
            <text:p>1198575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1179551" calcext:value-type="float">
            <text:p>1179551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float" office:value="1148130" calcext:value-type="float">
            <text:p>1148130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973560" calcext:value-type="float">
            <text:p>973560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889953" calcext:value-type="float">
            <text:p>889953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float" office:value="888927" calcext:value-type="float">
            <text:p>888927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850886" calcext:value-type="float">
            <text:p>850886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782766" calcext:value-type="float">
            <text:p>782766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float" office:value="763092" calcext:value-type="float">
            <text:p>763092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669823" calcext:value-type="float">
            <text:p>669823</text:p>
          </table:table-cell>
        </table:table-row>
        <table:table-row table:style-name="ro2">
          <table:table-cell office:value-type="string" calcext:value-type="string">
            <text:p>Macau</text:p>
          </table:table-cell>
          <table:table-cell office:value-type="float" office:value="640445" calcext:value-type="float">
            <text:p>640445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627987" calcext:value-type="float">
            <text:p>627987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615729" calcext:value-type="float">
            <text:p>615729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float" office:value="582463" calcext:value-type="float">
            <text:p>582463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float" office:value="581372" calcext:value-type="float">
            <text:p>581372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float" office:value="549935" calcext:value-type="float">
            <text:p>549935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float" office:value="530953" calcext:value-type="float">
            <text:p>530953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float" office:value="447905" calcext:value-type="float">
            <text:p>447905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440372" calcext:value-type="float">
            <text:p>440372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float" office:value="433285" calcext:value-type="float">
            <text:p>433285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390353" calcext:value-type="float">
            <text:p>390353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float" office:value="389482" calcext:value-type="float">
            <text:p>389482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float" office:value="375554" calcext:value-type="float">
            <text:p>375554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339031" calcext:value-type="float">
            <text:p>339031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299882" calcext:value-type="float">
            <text:p>299882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float" office:value="287025" calcext:value-type="float">
            <text:p>287025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float" office:value="282750" calcext:value-type="float">
            <text:p>282750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float" office:value="282731" calcext:value-type="float">
            <text:p>282731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float" office:value="279287" calcext:value-type="float">
            <text:p>279287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266150" calcext:value-type="float">
            <text:p>266150</text:p>
          </table:table-cell>
        </table:table-row>
        <table:table-row table:style-name="ro2">
          <table:table-cell office:value-type="string" calcext:value-type="string">
            <text:p>São Tomé and Príncipe</text:p>
          </table:table-cell>
          <table:table-cell office:value-type="float" office:value="215056" calcext:value-type="float">
            <text:p>215056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197097" calcext:value-type="float">
            <text:p>197097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182790" calcext:value-type="float">
            <text:p>182790</text:p>
          </table:table-cell>
        </table:table-row>
        <table:table-row table:style-name="ro2">
          <table:table-cell office:value-type="string" calcext:value-type="string">
            <text:p>Guernsey and  Jersey</text:p>
          </table:table-cell>
          <table:table-cell office:value-type="float" office:value="172259" calcext:value-type="float">
            <text:p>172259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float" office:value="167294" calcext:value-type="float">
            <text:p>167294</text:p>
          </table:table-cell>
        </table:table-row>
        <table:table-row table:style-name="ro2">
          <table:table-cell office:value-type="string" calcext:value-type="string">
            <text:p>Curaçao</text:p>
          </table:table-cell>
          <table:table-cell office:value-type="float" office:value="163424" calcext:value-type="float">
            <text:p>163424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117606" calcext:value-type="float">
            <text:p>117606</text:p>
          </table:table-cell>
        </table:table-row>
        <table:table-row table:style-name="ro2">
          <table:table-cell office:value-type="string" calcext:value-type="string">
            <text:p>F.S. Micronesia</text:p>
          </table:table-cell>
          <table:table-cell office:value-type="float" office:value="113815" calcext:value-type="float">
            <text:p>113815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float" office:value="112003" calcext:value-type="float">
            <text:p>112003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110940" calcext:value-type="float">
            <text:p>110940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float" office:value="110589" calcext:value-type="float">
            <text:p>110589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float" office:value="106314" calcext:value-type="float">
            <text:p>106314</text:p>
          </table:table-cell>
        </table:table-row>
        <table:table-row table:style-name="ro2">
          <table:table-cell office:value-type="string" calcext:value-type="string">
            <text:p>U.S. Virgin Islands</text:p>
          </table:table-cell>
          <table:table-cell office:value-type="float" office:value="104578" calcext:value-type="float">
            <text:p>104578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97739" calcext:value-type="float">
            <text:p>97739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97118" calcext:value-type="float">
            <text:p>97118</text:p>
          </table:table-cell>
        </table:table-row>
        <table:table-row table:style-name="ro3">
          <table:table-cell office:value-type="string" calcext:value-type="string">
            <text:p>Isle of Man</text:p>
          </table:table-cell>
          <table:table-cell office:value-type="float" office:value="84584" calcext:value-type="float">
            <text:p>84584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77142" calcext:value-type="float">
            <text:p>77142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float" office:value="71808" calcext:value-type="float">
            <text:p>71808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float" office:value="64948" calcext:value-type="float">
            <text:p>64948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62506" calcext:value-type="float">
            <text:p>62506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58791" calcext:value-type="float">
            <text:p>58791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float" office:value="56672" calcext:value-type="float">
            <text:p>56672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float" office:value="56188" calcext:value-type="float">
            <text:p>56188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float" office:value="55312" calcext:value-type="float">
            <text:p>55312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float" office:value="52823" calcext:value-type="float">
            <text:p>52823</text:p>
          </table:table-cell>
        </table:table-row>
        <table:table-row table:style-name="ro2">
          <table:table-cell office:value-type="string" calcext:value-type="string">
            <text:p>Faroe Islands</text:p>
          </table:table-cell>
          <table:table-cell office:value-type="float" office:value="48678" calcext:value-type="float">
            <text:p>48678</text:p>
          </table:table-cell>
        </table:table-row>
        <table:table-row table:style-name="ro2">
          <table:table-cell office:value-type="string" calcext:value-type="string">
            <text:p>Sint Maarten</text:p>
          </table:table-cell>
          <table:table-cell office:value-type="float" office:value="42388" calcext:value-type="float">
            <text:p>42388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38964" calcext:value-type="float">
            <text:p>38964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float" office:value="38191" calcext:value-type="float">
            <text:p>38191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38019" calcext:value-type="float">
            <text:p>38019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33860" calcext:value-type="float">
            <text:p>33860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float" office:value="33701" calcext:value-type="float">
            <text:p>33701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float" office:value="30030" calcext:value-type="float">
            <text:p>30030</text:p>
          </table:table-cell>
        </table:table-row>
        <table:table-row table:style-name="ro2">
          <table:table-cell office:value-type="string" calcext:value-type="string">
            <text:p>Caribbean Netherlands</text:p>
          </table:table-cell>
          <table:table-cell office:value-type="float" office:value="25979" calcext:value-type="float">
            <text:p>25979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18008" calcext:value-type="float">
            <text:p>18008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float" office:value="17548" calcext:value-type="float">
            <text:p>17548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float" office:value="14869" calcext:value-type="float">
            <text:p>14869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float" office:value="11646" calcext:value-type="float">
            <text:p>11646</text:p>
          </table:table-cell>
        </table:table-row>
        <table:table-row table:style-name="ro2">
          <table:table-cell office:value-type="string" calcext:value-type="string">
            <text:p>Wallis and Futuna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10756" calcext:value-type="float">
            <text:p>10756</text:p>
          </table:table-cell>
        </table:table-row>
        <table:table-row table:style-name="ro2">
          <table:table-cell office:value-type="string" calcext:value-type="string">
            <text:p>Saint Helena, Ascension and Tristan da Cunha</text:p>
          </table:table-cell>
          <table:table-cell office:value-type="float" office:value="6059" calcext:value-type="float">
            <text:p>6059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float" office:value="5822" calcext:value-type="float">
            <text:p>5822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float" office:value="4989" calcext:value-type="float">
            <text:p>4989</text:p>
          </table:table-cell>
        </table:table-row>
        <table:table-row table:style-name="ro2">
          <table:table-cell office:value-type="string" calcext:value-type="string">
            <text:p>Falkland Islands</text:p>
          </table:table-cell>
          <table:table-cell office:value-type="float" office:value="3377" calcext:value-type="float">
            <text:p>3377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float" office:value="1615" calcext:value-type="float">
            <text:p>1615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float" office:value="1340" calcext:value-type="float">
            <text:p>1340</text:p>
          </table:table-cell>
        </table:table-row>
        <table:table-row table:style-name="ro2">
          <table:table-cell office:value-type="string" calcext:value-type="string">
            <text:p>Vatican City</text:p>
          </table:table-cell>
          <table:table-cell office:value-type="float" office:value="799" calcext:value-type="float">
            <text:p>799</text:p>
          </table:table-cell>
        </table:table-row>
      </table:table>
      <table:table table:name="world_area" table:style-name="ta1">
        <table:table-column table:style-name="co4" table:default-cell-style-name="Default"/>
        <table:table-column table:style-name="co5" table:default-cell-style-name="Default"/>
        <table:table-row table:style-name="ro4"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area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17098246" calcext:value-type="float">
            <text:p>17098246</text:p>
          </table:table-cell>
        </table:table-row>
        <table:table-row table:style-name="ro2">
          <table:table-cell office:value-type="string" calcext:value-type="string">
            <text:p>Antarctica</text:p>
          </table:table-cell>
          <table:table-cell office:value-type="float" office:value="14000000" calcext:value-type="float">
            <text:p>1400000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9984670" calcext:value-type="float">
            <text:p>9984670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9596961" calcext:value-type="float">
            <text:p>9596961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float" office:value="9525067" calcext:value-type="float">
            <text:p>9525067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8515767" calcext:value-type="float">
            <text:p>8515767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7692024" calcext:value-type="float">
            <text:p>7692024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3287263" calcext:value-type="float">
            <text:p>3287263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2780400" calcext:value-type="float">
            <text:p>2780400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2724900" calcext:value-type="float">
            <text:p>2724900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2381741" calcext:value-type="float">
            <text:p>2381741</text:p>
          </table:table-cell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float" office:value="2344858" calcext:value-type="float">
            <text:p>2344858</text:p>
          </table:table-cell>
        </table:table-row>
        <table:table-row table:style-name="ro2">
          <table:table-cell office:value-type="string" calcext:value-type="string">
            <text:p>Kingdom of Denmark</text:p>
          </table:table-cell>
          <table:table-cell office:value-type="float" office:value="2220093" calcext:value-type="float">
            <text:p>2220093</text:p>
          </table:table-cell>
        </table:table-row>
        <table:table-row table:style-name="ro2">
          <table:table-cell office:value-type="string" calcext:value-type="string">
            <text:p>Greenland (Denmark)</text:p>
          </table:table-cell>
          <table:table-cell office:value-type="float" office:value="2166086" calcext:value-type="float">
            <text:p>2166086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2149690" calcext:value-type="float">
            <text:p>214969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1964375" calcext:value-type="float">
            <text:p>1964375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1910931" calcext:value-type="float">
            <text:p>1910931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float" office:value="1861484" calcext:value-type="float">
            <text:p>1861484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1759540" calcext:value-type="float">
            <text:p>1759540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 office:value-type="float" office:value="1648195" calcext:value-type="float">
            <text:p>1648195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1564110" calcext:value-type="float">
            <text:p>1564110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1285216" calcext:value-type="float">
            <text:p>1285216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1284000" calcext:value-type="float">
            <text:p>1284000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1267000" calcext:value-type="float">
            <text:p>126700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1246700" calcext:value-type="float">
            <text:p>1246700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1240192" calcext:value-type="float">
            <text:p>124019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1221037" calcext:value-type="float">
            <text:p>1221037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1141748" calcext:value-type="float">
            <text:p>114174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1104300" calcext:value-type="float">
            <text:p>1104300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float" office:value="1098581" calcext:value-type="float">
            <text:p>1098581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1030700" calcext:value-type="float">
            <text:p>1030700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1002450" calcext:value-type="float">
            <text:p>1002450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float" office:value="945087" calcext:value-type="float">
            <text:p>94508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923768" calcext:value-type="float">
            <text:p>923768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float" office:value="916445" calcext:value-type="float">
            <text:p>916445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907132" calcext:value-type="float">
            <text:p>907132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825615" calcext:value-type="float">
            <text:p>825615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801590" calcext:value-type="float">
            <text:p>801590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783562" calcext:value-type="float">
            <text:p>783562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756102" calcext:value-type="float">
            <text:p>756102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752612" calcext:value-type="float">
            <text:p>752612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676578" calcext:value-type="float">
            <text:p>676578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float" office:value="652230" calcext:value-type="float">
            <text:p>652230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644329" calcext:value-type="float">
            <text:p>644329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640679" calcext:value-type="float">
            <text:p>640679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637657" calcext:value-type="float">
            <text:p>637657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622984" calcext:value-type="float">
            <text:p>622984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603500" calcext:value-type="float">
            <text:p>603500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587041" calcext:value-type="float">
            <text:p>587041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581730" calcext:value-type="float">
            <text:p>581730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580367" calcext:value-type="float">
            <text:p>580367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543940" calcext:value-type="float">
            <text:p>543940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float" office:value="527968" calcext:value-type="float">
            <text:p>527968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513120" calcext:value-type="float">
            <text:p>513120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505992" calcext:value-type="float">
            <text:p>505992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float" office:value="488100" calcext:value-type="float">
            <text:p>488100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475442" calcext:value-type="float">
            <text:p>475442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462840" calcext:value-type="float">
            <text:p>462840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450295" calcext:value-type="float">
            <text:p>450295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447400" calcext:value-type="float">
            <text:p>447400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446550" calcext:value-type="float">
            <text:p>446550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float" office:value="438317" calcext:value-type="float">
            <text:p>438317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406752" calcext:value-type="float">
            <text:p>406752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390757" calcext:value-type="float">
            <text:p>390757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377975" calcext:value-type="float">
            <text:p>377975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357114" calcext:value-type="float">
            <text:p>357114</text:p>
          </table:table-cell>
        </table:table-row>
        <table:table-row table:style-name="ro2">
          <table:table-cell office:value-type="string" calcext:value-type="string">
            <text:p>Republic of the Congo</text:p>
          </table:table-cell>
          <table:table-cell office:value-type="float" office:value="342000" calcext:value-type="float">
            <text:p>342000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338424" calcext:value-type="float">
            <text:p>338424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 office:value-type="float" office:value="331212" calcext:value-type="float">
            <text:p>331212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330803" calcext:value-type="float">
            <text:p>330803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323802" calcext:value-type="float">
            <text:p>323802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float" office:value="322463" calcext:value-type="float">
            <text:p>322463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312696" calcext:value-type="float">
            <text:p>312696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float" office:value="309500" calcext:value-type="float">
            <text:p>30950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01339" calcext:value-type="float">
            <text:p>301339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276841" calcext:value-type="float">
            <text:p>276841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274222" calcext:value-type="float">
            <text:p>274222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270467" calcext:value-type="float">
            <text:p>270467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67668" calcext:value-type="float">
            <text:p>267668</text:p>
          </table:table-cell>
        </table:table-row>
        <table:table-row table:style-name="ro2">
          <table:table-cell office:value-type="string" calcext:value-type="string">
            <text:p>Sahrawi Arab Democratic Republic</text:p>
          </table:table-cell>
          <table:table-cell office:value-type="float" office:value="266000" calcext:value-type="float">
            <text:p>266000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245857" calcext:value-type="float">
            <text:p>245857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242495" calcext:value-type="float">
            <text:p>242495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241550" calcext:value-type="float">
            <text:p>241550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238533" calcext:value-type="float">
            <text:p>238533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38397" calcext:value-type="float">
            <text:p>238397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 office:value-type="float" office:value="236800" calcext:value-type="float">
            <text:p>236800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214969" calcext:value-type="float">
            <text:p>214969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207600" calcext:value-type="float">
            <text:p>207600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float" office:value="199951" calcext:value-type="float">
            <text:p>19995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196722" calcext:value-type="float">
            <text:p>196722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float" office:value="185180" calcext:value-type="float">
            <text:p>185180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181035" calcext:value-type="float">
            <text:p>181035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176215" calcext:value-type="float">
            <text:p>176215</text:p>
          </table:table-cell>
        </table:table-row>
        <table:table-row table:style-name="ro2">
          <table:table-cell office:value-type="string" calcext:value-type="string">
            <text:p>Somaliland</text:p>
          </table:table-cell>
          <table:table-cell office:value-type="float" office:value="176120" calcext:value-type="float">
            <text:p>176120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float" office:value="163820" calcext:value-type="float">
            <text:p>163820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163610" calcext:value-type="float">
            <text:p>163610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147570" calcext:value-type="float">
            <text:p>147570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147181" calcext:value-type="float">
            <text:p>147181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float" office:value="143100" calcext:value-type="float">
            <text:p>14310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131957" calcext:value-type="float">
            <text:p>131957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130373" calcext:value-type="float">
            <text:p>130373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float" office:value="120540" calcext:value-type="float">
            <text:p>12054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118484" calcext:value-type="float">
            <text:p>118484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117600" calcext:value-type="float">
            <text:p>117600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114763" calcext:value-type="float">
            <text:p>114763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112492" calcext:value-type="float">
            <text:p>112492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111369" calcext:value-type="float">
            <text:p>111369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111002" calcext:value-type="float">
            <text:p>111002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109884" calcext:value-type="float">
            <text:p>109884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108889" calcext:value-type="float">
            <text:p>108889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103000" calcext:value-type="float">
            <text:p>103000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100210" calcext:value-type="float">
            <text:p>10021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93028" calcext:value-type="float">
            <text:p>93028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92090" calcext:value-type="float">
            <text:p>92090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89342" calcext:value-type="float">
            <text:p>89342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88361" calcext:value-type="float">
            <text:p>88361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float" office:value="86600" calcext:value-type="float">
            <text:p>86600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83871" calcext:value-type="float">
            <text:p>83871</text:p>
          </table:table-cell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float" office:value="83600" calcext:value-type="float">
            <text:p>83600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78865" calcext:value-type="float">
            <text:p>78865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75417" calcext:value-type="float">
            <text:p>75417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71740" calcext:value-type="float">
            <text:p>71740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70273" calcext:value-type="float">
            <text:p>70273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65610" calcext:value-type="float">
            <text:p>65610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65300" calcext:value-type="float">
            <text:p>65300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64559" calcext:value-type="float">
            <text:p>64559</text:p>
          </table:table-cell>
        </table:table-row>
        <table:table-row table:style-name="ro2">
          <table:table-cell office:value-type="string" calcext:value-type="string">
            <text:p>Svalbard (Norway)</text:p>
          </table:table-cell>
          <table:table-cell office:value-type="float" office:value="62045" calcext:value-type="float">
            <text:p>62045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56785" calcext:value-type="float">
            <text:p>56785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56594" calcext:value-type="float">
            <text:p>56594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51209" calcext:value-type="float">
            <text:p>51209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51100" calcext:value-type="float">
            <text:p>51100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49037" calcext:value-type="float">
            <text:p>49037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48671" calcext:value-type="float">
            <text:p>48671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45227" calcext:value-type="float">
            <text:p>45227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43094" calcext:value-type="float">
            <text:p>43094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41850" calcext:value-type="float">
            <text:p>41850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41284" calcext:value-type="float">
            <text:p>41284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float" office:value="38394" calcext:value-type="float">
            <text:p>38394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36193" calcext:value-type="float">
            <text:p>36193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36125" calcext:value-type="float">
            <text:p>36125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float" office:value="33846" calcext:value-type="float">
            <text:p>33846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30528" calcext:value-type="float">
            <text:p>30528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30355" calcext:value-type="float">
            <text:p>30355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29743" calcext:value-type="float">
            <text:p>29743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28896" calcext:value-type="float">
            <text:p>28896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28748" calcext:value-type="float">
            <text:p>28748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28051" calcext:value-type="float">
            <text:p>28051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27834" calcext:value-type="float">
            <text:p>27834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27750" calcext:value-type="float">
            <text:p>27750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26338" calcext:value-type="float">
            <text:p>26338</text:p>
          </table:table-cell>
        </table:table-row>
        <table:table-row table:style-name="ro2">
          <table:table-cell office:value-type="string" calcext:value-type="string">
            <text:p>North Macedonia</text:p>
          </table:table-cell>
          <table:table-cell office:value-type="float" office:value="25713" calcext:value-type="float">
            <text:p>25713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22966" calcext:value-type="float">
            <text:p>22966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21041" calcext:value-type="float">
            <text:p>21041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20770" calcext:value-type="float">
            <text:p>20770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20273" calcext:value-type="float">
            <text:p>20273</text:p>
          </table:table-cell>
        </table:table-row>
        <table:table-row table:style-name="ro2">
          <table:table-cell office:value-type="string" calcext:value-type="string">
            <text:p>New Caledonia (France)</text:p>
          </table:table-cell>
          <table:table-cell office:value-type="float" office:value="18575" calcext:value-type="float">
            <text:p>18575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18272" calcext:value-type="float">
            <text:p>18272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17818" calcext:value-type="float">
            <text:p>17818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float" office:value="17364" calcext:value-type="float">
            <text:p>17364</text:p>
          </table:table-cell>
        </table:table-row>
        <table:table-row table:style-name="ro2">
          <table:table-cell office:value-type="string" calcext:value-type="string">
            <text:p>East Timor</text:p>
          </table:table-cell>
          <table:table-cell office:value-type="float" office:value="14919" calcext:value-type="float">
            <text:p>14919</text:p>
          </table:table-cell>
        </table:table-row>
        <table:table-row table:style-name="ro2">
          <table:table-cell office:value-type="string" calcext:value-type="string">
            <text:p>The Bahamas</text:p>
          </table:table-cell>
          <table:table-cell office:value-type="float" office:value="13943" calcext:value-type="float">
            <text:p>13943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13812" calcext:value-type="float">
            <text:p>13812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12189" calcext:value-type="float">
            <text:p>12189</text:p>
          </table:table-cell>
        </table:table-row>
        <table:table-row table:style-name="ro2">
          <table:table-cell office:value-type="string" calcext:value-type="string">
            <text:p>Falkland Islands (United Kingdom)</text:p>
          </table:table-cell>
          <table:table-cell office:value-type="float" office:value="12173" calcext:value-type="float">
            <text:p>12173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float" office:value="11586" calcext:value-type="float">
            <text:p>11586</text:p>
          </table:table-cell>
        </table:table-row>
        <table:table-row table:style-name="ro2">
          <table:table-cell office:value-type="string" calcext:value-type="string">
            <text:p>Artsakh</text:p>
          </table:table-cell>
          <table:table-cell office:value-type="float" office:value="11458" calcext:value-type="float">
            <text:p>11458</text:p>
          </table:table-cell>
        </table:table-row>
        <table:table-row table:style-name="ro2">
          <table:table-cell office:value-type="string" calcext:value-type="string">
            <text:p>The Gambia</text:p>
          </table:table-cell>
          <table:table-cell office:value-type="float" office:value="11295" calcext:value-type="float">
            <text:p>11295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10991" calcext:value-type="float">
            <text:p>10991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float" office:value="10887" calcext:value-type="float">
            <text:p>10887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10452" calcext:value-type="float">
            <text:p>10452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9251" calcext:value-type="float">
            <text:p>9251</text:p>
          </table:table-cell>
        </table:table-row>
        <table:table-row table:style-name="ro2">
          <table:table-cell office:value-type="string" calcext:value-type="string">
            <text:p>Puerto Rico (United States)</text:p>
          </table:table-cell>
          <table:table-cell office:value-type="float" office:value="9104" calcext:value-type="float">
            <text:p>9104</text:p>
          </table:table-cell>
        </table:table-row>
        <table:table-row table:style-name="ro2">
          <table:table-cell office:value-type="string" calcext:value-type="string">
            <text:p>Abkhazia</text:p>
          </table:table-cell>
          <table:table-cell office:value-type="float" office:value="8660" calcext:value-type="float">
            <text:p>8660</text:p>
          </table:table-cell>
        </table:table-row>
        <table:table-row table:style-name="ro2">
          <table:table-cell office:value-type="string" calcext:value-type="string">
            <text:p>French Southern and Antarctic Lands (France)</text:p>
          </table:table-cell>
          <table:table-cell office:value-type="float" office:value="7747" calcext:value-type="float">
            <text:p>7747</text:p>
          </table:table-cell>
        </table:table-row>
        <table:table-row table:style-name="ro2">
          <table:table-cell office:value-type="string" calcext:value-type="string">
            <text:p>United States Minor Outlying Islands</text:p>
          </table:table-cell>
          <table:table-cell office:value-type="float" office:value="6959" calcext:value-type="float">
            <text:p>6959</text:p>
          </table:table-cell>
        </table:table-row>
        <table:table-row table:style-name="ro2">
          <table:table-cell office:value-type="string" calcext:value-type="string">
            <text:p>State of Palestine</text:p>
          </table:table-cell>
          <table:table-cell office:value-type="float" office:value="6020" calcext:value-type="float">
            <text:p>6020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 office:value-type="float" office:value="5765" calcext:value-type="float">
            <text:p>5765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5130" calcext:value-type="float">
            <text:p>5130</text:p>
          </table:table-cell>
        </table:table-row>
        <table:table-row table:style-name="ro2">
          <table:table-cell office:value-type="string" calcext:value-type="string">
            <text:p>French Polynesia (France)</text:p>
          </table:table-cell>
          <table:table-cell office:value-type="float" office:value="4167" calcext:value-type="float">
            <text:p>4167</text:p>
          </table:table-cell>
        </table:table-row>
        <table:table-row table:style-name="ro2">
          <table:table-cell office:value-type="string" calcext:value-type="string">
            <text:p>Transnistria</text:p>
          </table:table-cell>
          <table:table-cell office:value-type="float" office:value="4163" calcext:value-type="float">
            <text:p>4163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float" office:value="4033" calcext:value-type="float">
            <text:p>4033</text:p>
          </table:table-cell>
        </table:table-row>
        <table:table-row table:style-name="ro2">
          <table:table-cell office:value-type="string" calcext:value-type="string">
            <text:p>South Georgia and the South Sandwich Islands (United Kingdom)</text:p>
          </table:table-cell>
          <table:table-cell office:value-type="float" office:value="3903" calcext:value-type="float">
            <text:p>3903</text:p>
          </table:table-cell>
        </table:table-row>
        <table:table-row table:style-name="ro2">
          <table:table-cell office:value-type="string" calcext:value-type="string">
            <text:p>South Ossetia</text:p>
          </table:table-cell>
          <table:table-cell office:value-type="float" office:value="3900" calcext:value-type="float">
            <text:p>3900</text:p>
          </table:table-cell>
        </table:table-row>
        <table:table-row table:style-name="ro2">
          <table:table-cell office:value-type="string" calcext:value-type="string">
            <text:p>Northern Cyprus</text:p>
          </table:table-cell>
          <table:table-cell office:value-type="float" office:value="3355" calcext:value-type="float">
            <text:p>3355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office:value-type="string" calcext:value-type="string">
            <text:p>Hong Kong (China)</text:p>
          </table:table-cell>
          <table:table-cell office:value-type="float" office:value="2755" calcext:value-type="float">
            <text:p>2755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2586" calcext:value-type="float">
            <text:p>2586</text:p>
          </table:table-cell>
        </table:table-row>
        <table:table-row table:style-name="ro2">
          <table:table-cell office:value-type="string" calcext:value-type="string">
            <text:p>Bir Tawil (Terra nullius)</text:p>
          </table:table-cell>
          <table:table-cell office:value-type="float" office:value="2060" calcext:value-type="float">
            <text:p>2060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1862" calcext:value-type="float">
            <text:p>1862</text:p>
          </table:table-cell>
        </table:table-row>
        <table:table-row table:style-name="ro2">
          <table:table-cell office:value-type="string" calcext:value-type="string">
            <text:p>Åland Islands (Finland)</text:p>
          </table:table-cell>
          <table:table-cell office:value-type="float" office:value="1580" calcext:value-type="float">
            <text:p>1580</text:p>
          </table:table-cell>
        </table:table-row>
        <table:table-row table:style-name="ro2">
          <table:table-cell office:value-type="string" calcext:value-type="string">
            <text:p>Faroe Islands (Denmark)</text:p>
          </table:table-cell>
          <table:table-cell office:value-type="float" office:value="1393" calcext:value-type="float">
            <text:p>1393</text:p>
          </table:table-cell>
        </table:table-row>
        <table:table-row table:style-name="ro2">
          <table:table-cell office:value-type="string" calcext:value-type="string">
            <text:p>São Tomé and Príncipe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office:value-type="string" calcext:value-type="string">
            <text:p>Turks and Caicos Islands (United Kingdom)</text:p>
          </table:table-cell>
          <table:table-cell office:value-type="float" office:value="948" calcext:value-type="float">
            <text:p>948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float" office:value="751" calcext:value-type="float">
            <text:p>751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office:value-type="string" calcext:value-type="string">
            <text:p>Federated States of Micronesia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Isle of Man (United Kingdom)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office:value-type="string" calcext:value-type="string">
            <text:p>Guam (United States)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Northern Mariana Islands (United States)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string" calcext:value-type="string">
            <text:p>Curaçao (Netherlands)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Heard Island and McDonald Islands (Australia)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Jan Mayen (Norway)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U.S. Virgin Islands (United States)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Saint Helena, Ascension and Tristan da Cunha (United Kingdom)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Bonaire (Netherlands)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Cayman Islands (United Kingdom)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Niue (New Zealand)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Akrotiri and Dhekelia (United Kingdom)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Saint Pierre and Miquelon (France)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Cook Islands (New Zealand)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American Samoa (United States)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Aruba (Netherlands)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British Virgin Islands (United Kingdom)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string" calcext:value-type="string">
            <text:p>Wallis and Futuna (France)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Christmas Island (Australia)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Jersey (United Kingdom)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Montserrat (United Kingdom)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Anguilla (United Kingdom)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Guernsey (United Kingdom)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British Indian Ocean Territory (United Kingdom)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Saint Martin (France)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8:02:10.344960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7:50:21.853059042</dc:date>
    <meta:editing-duration>PT9M4S</meta:editing-duration>
    <meta:editing-cycles>1</meta:editing-cycles>
    <meta:generator>LibreOffice/6.1.5.2$Linux_X86_64 LibreOffice_project/10$Build-2</meta:generator>
    <meta:document-statistic meta:table-count="2" meta:cell-count="954" meta:object-count="0"/>
  </office:meta>
</office:document-meta>
</file>